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461cm" svg:height="2.54cm" svg:x="6.969cm" svg:y="5.953cm">
          <text:p text:style-name="P1"><text:span text:style-name="T1">Reading Channels</text:span></text:p>
          <text:p text:style-name="P1"><text:span text:style-name="T1">from the Serial 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461cm" svg:height="2.54cm" svg:x="6.969cm" svg:y="10.144cm">
          <text:p text:style-name="P1"><text:span text:style-name="T1">Setting Mappings'</text:span></text:p>
          <text:p text:style-name="P1"><text:span text:style-name="T1">Inputs and Out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5.461cm" svg:height="2.54cm" svg:x="6.969cm" svg:y="13.827cm">
          <text:p text:style-name="P1"><text:span text:style-name="T1">Executing script</text:span></text:p>
          <text:p text:style-name="P1"><text:span text:style-name="T1">updat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5.461cm" svg:height="2.54cm" svg:x="6.969cm" svg:y="10.145cm">
          <text:p text:style-name="P1"><text:span text:style-name="T1">Feeding Channels to</text:span></text:p>
          <text:p text:style-name="P1"><text:span text:style-name="T1">Mappings' Inputs</text:span></text:p>
          <text:p text:style-name="P1"><text:span text:style-name="T1">and calculating the</text:span></text:p>
          <text:p text:style-name="P1"><text:span text:style-name="T1">Output val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5.461cm" svg:height="2.54cm" svg:x="6.969cm" svg:y="17.637cm">
          <text:p text:style-name="P1"><text:span text:style-name="T1">Sending Mappings'</text:span></text:p>
          <text:p text:style-name="P1"><text:span text:style-name="T1">Outputs to the</text:span></text:p>
          <text:p text:style-name="P1"><text:span text:style-name="T1">Virtual Joysti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9.699cm" svg:y1="8.493cm" svg:x2="9.699cm" svg:y2="10.145cm" draw:start-shape="id1" draw:start-glue-point="2" draw:end-shape="id2" draw:end-glue-point="0" svg:d="M9699 8493v1652">
          <text:p/>
        </draw:connector>
        <draw:connector draw:style-name="gr3" draw:text-style-name="P2" draw:layer="layout" svg:x1="9.699cm" svg:y1="12.685cm" svg:x2="9.699cm" svg:y2="13.827cm" draw:start-shape="id2" draw:start-glue-point="2" draw:end-shape="id3" draw:end-glue-point="0" svg:d="M9699 12685v1142">
          <text:p/>
        </draw:connector>
        <draw:connector draw:style-name="gr3" draw:text-style-name="P2" draw:layer="layout" svg:x1="9.699cm" svg:y1="16.367cm" svg:x2="9.699cm" svg:y2="17.637cm" draw:start-shape="id3" draw:start-glue-point="2" draw:end-shape="id4" draw:end-glue-point="0" svg:d="M9699 16367v1270">
          <text:p/>
        </draw:connector>
        <draw:connector draw:style-name="gr3" draw:text-style-name="P2" draw:layer="layout" draw:line-skew="0.768cm 1.278cm -0.642cm" svg:x1="9.699cm" svg:y1="20.177cm" svg:x2="9.699cm" svg:y2="5.953cm" draw:start-shape="id4" draw:start-glue-point="2" draw:end-shape="id1" draw:end-glue-point="0" svg:d="M9699 20177v1270h4509v-16637h-4509v11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g" fo:country="BG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eric </meta:initial-creator>
    <meta:creation-date>2018-03-30T10:47:46.44</meta:creation-date>
    <dc:date>2018-03-30T17:58:05.89</dc:date>
    <dc:creator>Cleric </dc:creator>
    <meta:editing-duration>PT6H55M9S</meta:editing-duration>
    <meta:editing-cycles>2</meta:editing-cycles>
    <meta:generator>OpenOffice/4.1.4$Win32 OpenOffice.org_project/414m5$Build-9788</meta:generator>
    <meta:document-statistic meta:object-count="9"/>
  </office:meta>
</office:document-meta>
</file>